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4.9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1cm" svg:height="3.161cm" svg:x="4.6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3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5cm" svg:y="1.4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5cm" svg:y="3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5cm" svg:y="6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5cm" svg:y="4.9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97cm" svg:height="3.161cm" svg:x="20.7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58cm" svg:height="1.938cm" svg:x="21.315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61cm" svg:height="3.9cm" svg:x="9.015cm" svg:y="7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362cm" svg:height="2.406cm" svg:x="10.415cm" svg:y="8.96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15cm" svg:y1="11.383cm" svg:x2="26.612cm" svg:y2="11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7T16:13:57.630214526</dc:date>
    <dc:creator>elucterio </dc:creator>
    <meta:editing-duration>P2DT2H59S</meta:editing-duration>
    <meta:editing-cycles>7</meta:editing-cycles>
    <meta:generator>LibreOffice/4.2.8.2$Linux_X86_64 LibreOffice_project/420m0$Build-2</meta:generator>
    <meta:document-statistic meta:object-count="12"/>
  </office:meta>
</office:document-meta>
</file>